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9.6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68.95pt" svg:y="16.38pt">
            <draw:object draw:notify-on-update-of-ranges="Sheet1.A1:Sheet1.A1 Sheet1.A2:Sheet1.A6 Sheet1.B1:Sheet1.B1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Average Quartet Score</text:p>
          </table:table-cell>
        </table:table-row>
        <table:table-row table:style-name="ro1">
          <table:table-cell office:value-type="string" calcext:value-type="string">
            <text:p>estimated_5genes_weakILS</text:p>
          </table:table-cell>
          <table:table-cell office:value-type="float" office:value="1414.15" calcext:value-type="float">
            <text:p>1414.15</text:p>
          </table:table-cell>
        </table:table-row>
        <table:table-row table:style-name="ro1">
          <table:table-cell office:value-type="string" calcext:value-type="string">
            <text:p>estimated_15genes_weakILS</text:p>
          </table:table-cell>
          <table:table-cell office:value-type="float" office:value="4302.9" calcext:value-type="float">
            <text:p>4302.9</text:p>
          </table:table-cell>
        </table:table-row>
        <table:table-row table:style-name="ro1">
          <table:table-cell office:value-type="string" calcext:value-type="string">
            <text:p>estimated_25genes_weakILS</text:p>
          </table:table-cell>
          <table:table-cell office:value-type="float" office:value="7152.6" calcext:value-type="float">
            <text:p>7152.6</text:p>
          </table:table-cell>
        </table:table-row>
        <table:table-row table:style-name="ro1">
          <table:table-cell office:value-type="string" calcext:value-type="string">
            <text:p>estimated_50genes_weakILS</text:p>
          </table:table-cell>
          <table:table-cell office:value-type="float" office:value="14241.2" calcext:value-type="float">
            <text:p>14241.2</text:p>
          </table:table-cell>
        </table:table-row>
        <table:table-row table:style-name="ro1">
          <table:table-cell table:style-name="ce1" office:value-type="string" calcext:value-type="string">
            <text:p>estimated_100genes_weakILS</text:p>
          </table:table-cell>
          <table:table-cell office:value-type="float" office:value="28547.9" calcext:value-type="float">
            <text:p>28547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22:14:44.736901104</meta:creation-date>
    <dc:date>2018-03-21T22:17:18.472010005</dc:date>
    <meta:editing-duration>PT2M32S</meta:editing-duration>
    <meta:editing-cycles>3</meta:editing-cycles>
    <meta:generator>LibreOffice/5.4.5.1$Linux_X86_64 LibreOffice_project/40m0$Build-1</meta:generator>
    <meta:document-statistic meta:table-count="1" meta:cell-count="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726cm" svg:y="4.201cm" style:legend-expansion="high" chart:style-name="ch2"/>
        <chart:plot-area chart:style-name="ch3" table:cell-range-address="Sheet1.A1:Sheet1.B6" chart:data-source-has-labels="both" svg:x="0.32cm" svg:y="0.18cm" svg:width="11.086cm" svg:height="8.64cm">
          <chartooo:coordinate-region svg:x="2.511cm" svg:y="0.18cm" svg:width="8.784cm" svg:height="4.599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" chart:label-cell-address="Sheet1.B1:Sheet1.B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Quartet Scor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stimated_5genes_weakILS</text:p>
                <draw:g>
                  <svg:desc>Sheet1.A2:Sheet1.A6</svg:desc>
                </draw:g>
              </table:table-cell>
              <table:table-cell office:value-type="float" office:value="1414.15">
                <text:p>1414.15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estimated_15genes_weakILS</text:p>
              </table:table-cell>
              <table:table-cell office:value-type="float" office:value="4302.9">
                <text:p>4302.9</text:p>
              </table:table-cell>
            </table:table-row>
            <table:table-row>
              <table:table-cell office:value-type="string">
                <text:p>estimated_25genes_weakILS</text:p>
              </table:table-cell>
              <table:table-cell office:value-type="float" office:value="7152.6">
                <text:p>7152.6</text:p>
              </table:table-cell>
            </table:table-row>
            <table:table-row>
              <table:table-cell office:value-type="string">
                <text:p>estimated_50genes_weakILS</text:p>
              </table:table-cell>
              <table:table-cell office:value-type="float" office:value="14241.2">
                <text:p>14241.2</text:p>
              </table:table-cell>
            </table:table-row>
            <table:table-row>
              <table:table-cell office:value-type="string">
                <text:p>estimated_100genes_weakILS</text:p>
              </table:table-cell>
              <table:table-cell office:value-type="float" office:value="28547.9">
                <text:p>28547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